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00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family="Tahom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family="Tahoma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104cm" svg:height="7.501cm" svg:x="11.486cm" svg:y="2.211cm">
          <text:p/>
        </draw:rect>
        <draw:rect draw:style-name="gr1" draw:text-style-name="P1" draw:layer="layout" svg:width="8.093cm" svg:height="7.501cm" svg:x="1.868cm" svg:y="2.21cm">
          <text:p/>
        </draw:rect>
        <draw:frame draw:style-name="gr2" draw:text-style-name="P2" draw:layer="layout" svg:width="7.847cm" svg:height="1.605cm" svg:x="11.665cm" svg:y="2.219cm">
          <draw:text-box>
            <text:p text:style-name="P2">Cognitive Representation </text:p>
            <text:p text:style-name="P2">Model</text:p>
          </draw:text-box>
        </draw:frame>
        <draw:frame draw:style-name="gr3" draw:text-style-name="P3" draw:layer="layout" svg:width="4.49cm" svg:height="1.605cm" svg:x="15.356cm" svg:y="3.294cm">
          <draw:text-box>
            <text:p text:style-name="P3">Prior knowledge</text:p>
            <text:p text:style-name="P3">on parameters</text:p>
          </draw:text-box>
        </draw:frame>
        <draw:frame draw:style-name="gr3" draw:text-style-name="P3" draw:layer="layout" svg:width="3.186cm" svg:height="0.928cm" svg:x="16.008cm" svg:y="5.763cm">
          <draw:text-box>
            <text:p text:style-name="P3">Bayes' rule</text:p>
          </draw:text-box>
        </draw:frame>
        <draw:frame draw:style-name="gr3" draw:text-style-name="P3" draw:layer="layout" svg:width="5.514cm" svg:height="1.605cm" svg:x="14.844cm" svg:y="7.631cm">
          <draw:text-box>
            <text:p text:style-name="P3">Posterior knowledge</text:p>
            <text:p text:style-name="P3">on parameters</text:p>
          </draw:text-box>
        </draw:frame>
        <draw:frame draw:style-name="gr4" draw:text-style-name="P3" draw:layer="layout" svg:width="3.402cm" svg:height="2.282cm" svg:x="11.86cm" svg:y="5.064cm">
          <draw:text-box>
            <text:p text:style-name="P3">Experience:</text:p>
            <text:p text:style-name="P3">Sensory</text:p>
            <text:p text:style-name="P3">Data</text:p>
          </draw:text-box>
        </draw:frame>
        <draw:line draw:style-name="gr5" draw:text-style-name="P1" draw:layer="layout" svg:x1="17.601cm" svg:y1="4.911cm" svg:x2="17.601cm" svg:y2="5.845cm">
          <text:p/>
        </draw:line>
        <draw:line draw:style-name="gr5" draw:text-style-name="P1" draw:layer="layout" svg:x1="17.601cm" svg:y1="6.711cm" svg:x2="17.601cm" svg:y2="7.645cm">
          <text:p/>
        </draw:line>
        <draw:line draw:style-name="gr5" draw:text-style-name="P1" draw:layer="layout" svg:x1="15.103cm" svg:y1="6.219cm" svg:x2="16.099cm" svg:y2="6.219cm">
          <text:p/>
        </draw:line>
        <draw:frame draw:style-name="gr2" draw:text-style-name="P2" draw:layer="layout" svg:width="6.17cm" svg:height="1.605cm" svg:x="1.966cm" svg:y="2.22cm">
          <draw:text-box>
            <text:p text:style-name="P2">Generic Descriptive </text:p>
            <text:p text:style-name="P2">Model</text:p>
          </draw:text-box>
        </draw:frame>
        <draw:frame draw:style-name="gr3" draw:text-style-name="P3" draw:layer="layout" svg:width="4.177cm" svg:height="1.605cm" svg:x="4.957cm" svg:y="3.295cm">
          <draw:text-box>
            <text:p text:style-name="P3">Prior credibility</text:p>
            <text:p text:style-name="P3">of parameters</text:p>
          </draw:text-box>
        </draw:frame>
        <draw:frame draw:style-name="gr3" draw:text-style-name="P3" draw:layer="layout" svg:width="3.186cm" svg:height="0.928cm" svg:x="5.609cm" svg:y="5.764cm">
          <draw:text-box>
            <text:p text:style-name="P3">Bayes' rule</text:p>
          </draw:text-box>
        </draw:frame>
        <draw:frame draw:style-name="gr3" draw:text-style-name="P3" draw:layer="layout" svg:width="5.201cm" svg:height="1.605cm" svg:x="4.445cm" svg:y="7.632cm">
          <draw:text-box>
            <text:p text:style-name="P3">Posterior credibility</text:p>
            <text:p text:style-name="P3">of parameters</text:p>
          </draw:text-box>
        </draw:frame>
        <draw:frame draw:style-name="gr4" draw:text-style-name="P3" draw:layer="layout" svg:width="2.746cm" svg:height="1.605cm" svg:x="2.161cm" svg:y="5.365cm">
          <draw:text-box>
            <text:p text:style-name="P3">Empirical</text:p>
            <text:p text:style-name="P3">Data</text:p>
          </draw:text-box>
        </draw:frame>
        <draw:line draw:style-name="gr5" draw:text-style-name="P1" draw:layer="layout" svg:x1="7.202cm" svg:y1="4.912cm" svg:x2="7.202cm" svg:y2="5.846cm">
          <text:p/>
        </draw:line>
        <draw:line draw:style-name="gr5" draw:text-style-name="P1" draw:layer="layout" svg:x1="7.202cm" svg:y1="6.712cm" svg:x2="7.202cm" svg:y2="7.646cm">
          <text:p/>
        </draw:line>
        <draw:line draw:style-name="gr5" draw:text-style-name="P1" draw:layer="layout" svg:x1="4.704cm" svg:y1="6.22cm" svg:x2="5.7cm" svg:y2="6.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hn Kruschke</meta:initial-creator>
    <meta:creation-date>2011-01-27T13:21:13.22</meta:creation-date>
    <dc:date>2011-01-27T13:49:30.66</dc:date>
    <dc:creator>John Kruschke</dc:creator>
    <meta:editing-duration>PT00H12M46S</meta:editing-duration>
    <meta:editing-cycles>1</meta:editing-cycles>
    <meta:document-statistic meta:object-count="18"/>
    <meta:generator>OpenOffice.org/3.1$Win32 OpenOffice.org_project/310m19$Build-9420</meta:generator>
  </office:meta>
</office:document-meta>
</file>